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4" calcext:value-type="float">
            <text:p>1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4" calcext:value-type="float">
            <text:p>1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9" calcext:value-type="float">
            <text:p>9</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9" calcext:value-type="float">
            <text:p>9</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9" calcext:value-type="float">
            <text:p>9</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83"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8">00/00/0000</text:date>, <text:time style:data-style-name="N2" text:time-value="15:42:02.4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08T16:39:06.063000000</dc:date>
    <meta:editing-duration>P1DT1H46M12S</meta:editing-duration>
    <meta:editing-cycles>159</meta:editing-cycles>
    <meta:generator>LibreOffice/6.1.3.2$Windows_X86_64 LibreOffice_project/86daf60bf00efa86ad547e59e09d6bb77c699acb</meta:generator>
    <meta:document-statistic meta:table-count="6" meta:cell-count="891"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9">
                <text:p>9</text:p>
              </table:table-cell>
            </table:table-row>
            <table:table-row>
              <table:table-cell office:value-type="string">
                <text:p>8</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24cm" svg:y="0.295cm" chart:style-name="ch2">
          <text:p>Product Backlog Burn Chart</text:p>
        </chart:title>
        <chart:plot-area chart:style-name="ch3" table:cell-range-address="'Product Backlog'.A12:'Product Backlog'.B17" svg:x="0.677cm" svg:y="1.094cm" svg:width="14.894cm" svg:height="5.895cm">
          <chartooo:coordinate-region svg:x="1.316cm" svg:y="1.289cm" svg:width="14.156cm" svg:height="5.061cm"/>
          <chart:axis chart:dimension="x" chart:name="primary-x" chart:style-name="ch4">
            <chart:title svg:x="7.573cm" svg:y="7.149cm" chart:style-name="ch5">
              <text:p>Sprints</text:p>
            </chart:title>
          </chart:axis>
          <chart:axis chart:dimension="y" chart:name="primary-y" chart:style-name="ch6">
            <chart:title svg:x="0.001cm" svg:y="6.647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4">
                <text:p>14</text:p>
              </table:table-cell>
            </table:table-row>
            <table:table-row>
              <table:table-cell office:value-type="string">
                <text:p>4</text:p>
              </table:table-cell>
              <table:table-cell office:value-type="float" office:value="3">
                <text:p>3</text:p>
              </table:table-cell>
              <table:table-cell office:value-type="float" office:value="14">
                <text:p>14</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4">
                <text:p>1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